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5-05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4-12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4-12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4-06-0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3-12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3-06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2-11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2-06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1-12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1-09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1-04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20-07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9-11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9-05-2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8-06-2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7-12-1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7-06-22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6-10-1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6-04-2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5-10-1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5-04-2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4-11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4-04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3-10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3-08-2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3-05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2-04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1-09-30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1-07-0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1-05-1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1-03-1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1-01-0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0-09-1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0-07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0-05-2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0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10-01-0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9-10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9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9-06-2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9-05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9-02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12-1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10-2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08-2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06-12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04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8-02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12-1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10-2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08-1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06-2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04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7-02-0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12-0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10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08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04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6-02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12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10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08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06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04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5-03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12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10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08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06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04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02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4-01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3-10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3-08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3-06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3-04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3-02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2-12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2-10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2-08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2-04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2-02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1-12-1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1-10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1-08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1-06-0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1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12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10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08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2000-02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9-12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9-10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7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247159324801</text:p>
          </table:table-cell>
          <table:table-cell office:value-type="string" calcext:value-type="string">
            <text:p>2-1232-01 Wainiha W-1, Kauai, HI</text:p>
          </table:table-cell>
          <table:table-cell office:value-type="string" calcext:value-type="string">
            <text:p>196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" meta:object-count="0"/>
    <meta:user-defined meta:name="AppVersion">3.0</meta:user-defined>
  </office:meta>
</office:document-meta>
</file>